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3bc" officeooo:paragraph-rsid="0019c3bc"/>
    </style:style>
    <style:style style:name="P2" style:family="paragraph" style:parent-style-name="Standard">
      <style:text-properties officeooo:rsid="0019c3bc" officeooo:paragraph-rsid="001c8def"/>
    </style:style>
    <style:style style:name="P3" style:family="paragraph" style:parent-style-name="Standard">
      <style:text-properties officeooo:rsid="001c8def" officeooo:paragraph-rsid="001c8def"/>
    </style:style>
    <style:style style:name="T1" style:family="text">
      <style:text-properties officeooo:rsid="001c8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eNewStartingTour()</text:p>
      <text:p text:style-name="P1"/>
      <text:p text:style-name="P1">FindEdgesToExchange()</text:p>
      <text:p text:style-name="P1"/>
      <text:p text:style-name="P1">ChooseStartingNode()</text:p>
      <text:p text:style-name="P1">ChooseFirstEdgeToBeBroken()</text:p>
      <text:p text:style-name="P1"/>
      <text:p text:style-name="P1">ChooseFirstEdgeToBeAdded()</text:p>
      <text:p text:style-name="P1"/>
      <text:p text:style-name="P2">Choose<text:span text:style-name="T1">Second</text:span>EdgeToBeBroken()</text:p>
      <text:p text:style-name="P2">Choose<text:span text:style-name="T1">Second</text:span>EdgeToBe<text:span text:style-name="T1">Added</text:span>()</text:p>
      <text:p text:style-name="P3">FindNextOutOfPlacePair(int i)</text:p>
      <text:p text:style-name="P3">FindNextEdgeToBeAdded()</text:p>
      <text:p text:style-name="P3">CheckIfPathIsClosableAfterAddingEdge(Edge edge) //asi</text:p>
      <text:p text:style-name="P3">CheckGainCriterium()</text:p>
      <text:p text:style-name="P3">UpdateBestImprovement(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5T17:18:09.792000000</meta:creation-date>
    <dc:date>2023-06-05T17:31:28.160000000</dc:date>
    <meta:editing-duration>PT13M18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2" meta:word-count="15" meta:character-count="322" meta:non-whitespace-character-count="319"/>
  </office:meta>
</office:document-meta>
</file>